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LOCKS PER THREAD</text:p>
          </table:table-cell>
          <table:table-cell office:value-type="string" calcext:value-type="string">
            <text:p>MUTEX TIME</text:p>
          </table:table-cell>
          <table:table-cell office:value-type="string" calcext:value-type="string">
            <text:p>SPINLOCK TIME</text:p>
          </table:table-cell>
          <table:table-cell office:value-type="string" calcext:value-type="string">
            <text:p>MUTEX AVERAGE</text:p>
          </table:table-cell>
          <table:table-cell office:value-type="string" calcext:value-type="string">
            <text:p>SPINLOCK 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table:formula="of:=[.C2]/[.B2]/[.A2]*1000000000" office:value-type="float" office:value="14" calcext:value-type="float">
            <text:p>14</text:p>
          </table:table-cell>
          <table:table-cell table:formula="of:=[.D2]/[.B2]/[.A2]*100000000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8.4" calcext:value-type="float">
            <text:p>18,4</text:p>
          </table:table-cell>
          <table:table-cell office:value-type="float" office:value="7.9" calcext:value-type="float">
            <text:p>7,9</text:p>
          </table:table-cell>
          <table:table-cell table:formula="of:=[.C3]/[.B3]/[.A3]*1000000000" office:value-type="float" office:value="92" calcext:value-type="float">
            <text:p>92</text:p>
          </table:table-cell>
          <table:table-cell table:formula="of:=[.D3]/[.B3]/[.A3]*1000000000"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.8" calcext:value-type="float">
            <text:p>24,8</text:p>
          </table:table-cell>
          <table:table-cell office:value-type="float" office:value="16.1" calcext:value-type="float">
            <text:p>16,1</text:p>
          </table:table-cell>
          <table:table-cell table:formula="of:=[.C4]/[.B4]/[.A4]*1000000000" office:value-type="float" office:value="82.6666666666667" calcext:value-type="float">
            <text:p>82,6666666667</text:p>
          </table:table-cell>
          <table:table-cell table:formula="of:=[.D4]/[.B4]/[.A4]*1000000000" office:value-type="float" office:value="53.6666666666667" calcext:value-type="float">
            <text:p>53,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3.1" calcext:value-type="float">
            <text:p>43,1</text:p>
          </table:table-cell>
          <table:table-cell office:value-type="float" office:value="31.1" calcext:value-type="float">
            <text:p>31,1</text:p>
          </table:table-cell>
          <table:table-cell table:formula="of:=[.C5]/[.B5]/[.A5]*1000000000" office:value-type="float" office:value="107.75" calcext:value-type="float">
            <text:p>107,75</text:p>
          </table:table-cell>
          <table:table-cell table:formula="of:=[.D5]/[.B5]/[.A5]*1000000000" office:value-type="float" office:value="77.75" calcext:value-type="float">
            <text:p>77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1.3" calcext:value-type="float">
            <text:p>21,3</text:p>
          </table:table-cell>
          <table:table-cell office:value-type="float" office:value="13.7" calcext:value-type="float">
            <text:p>13,7</text:p>
          </table:table-cell>
          <table:table-cell table:formula="of:=[.C6]/[.B6]/[.A6]*1000000000" office:value-type="float" office:value="106.5" calcext:value-type="float">
            <text:p>106,5</text:p>
          </table:table-cell>
          <table:table-cell table:formula="of:=[.D6]/[.B6]/[.A6]*1000000000"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5.8" calcext:value-type="float">
            <text:p>25,8</text:p>
          </table:table-cell>
          <table:table-cell office:value-type="float" office:value="24.4" calcext:value-type="float">
            <text:p>24,4</text:p>
          </table:table-cell>
          <table:table-cell table:formula="of:=[.C7]/[.B7]/[.A7]*1000000000" office:value-type="float" office:value="107.5" calcext:value-type="float">
            <text:p>107,5</text:p>
          </table:table-cell>
          <table:table-cell table:formula="of:=[.D7]/[.B7]/[.A7]*1000000000" office:value-type="float" office:value="101.666666666667" calcext:value-type="float">
            <text:p>101,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5.4" calcext:value-type="float">
            <text:p>15,4</text:p>
          </table:table-cell>
          <table:table-cell office:value-type="float" office:value="17" calcext:value-type="float">
            <text:p>17</text:p>
          </table:table-cell>
          <table:table-cell table:formula="of:=[.C8]/[.B8]/[.A8]*1000000000" office:value-type="float" office:value="110" calcext:value-type="float">
            <text:p>110</text:p>
          </table:table-cell>
          <table:table-cell table:formula="of:=[.D8]/[.B8]/[.A8]*1000000000" office:value-type="float" office:value="121.428571428571" calcext:value-type="float">
            <text:p>121,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8" calcext:value-type="float">
            <text:p>7,8</text:p>
          </table:table-cell>
          <table:table-cell office:value-type="float" office:value="10.2" calcext:value-type="float">
            <text:p>10,2</text:p>
          </table:table-cell>
          <table:table-cell table:formula="of:=[.C9]/[.B9]/[.A9]*1000000000" office:value-type="float" office:value="97.5" calcext:value-type="float">
            <text:p>97,5</text:p>
          </table:table-cell>
          <table:table-cell table:formula="of:=[.D9]/[.B9]/[.A9]*1000000000" office:value-type="float" office:value="127.5" calcext:value-type="float">
            <text:p>12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.7" calcext:value-type="float">
            <text:p>8,7</text:p>
          </table:table-cell>
          <table:table-cell office:value-type="float" office:value="12.6" calcext:value-type="float">
            <text:p>12,6</text:p>
          </table:table-cell>
          <table:table-cell table:formula="of:=[.C10]/[.B10]/[.A10]*1000000000" office:value-type="float" office:value="96.6666666666667" calcext:value-type="float">
            <text:p>96,6666666667</text:p>
          </table:table-cell>
          <table:table-cell table:formula="of:=[.D10]/[.B10]/[.A10]*100000000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.3" calcext:value-type="float">
            <text:p>16,3</text:p>
          </table:table-cell>
          <table:table-cell office:value-type="float" office:value="44" calcext:value-type="float">
            <text:p>44</text:p>
          </table:table-cell>
          <table:table-cell table:formula="of:=[.C11]/[.B11]/[.A11]*1000000000" office:value-type="float" office:value="101.875" calcext:value-type="float">
            <text:p>101,875</text:p>
          </table:table-cell>
          <table:table-cell table:formula="of:=[.D11]/[.B11]/[.A11]*1000000000" office:value-type="float" office:value="275" calcext:value-type="float">
            <text:p>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21:35:21.158196810</meta:creation-date>
    <dc:date>2015-12-13T22:08:50.411537841</dc:date>
    <meta:editing-duration>PT2M36S</meta:editing-duration>
    <meta:editing-cycles>1</meta:editing-cycles>
    <meta:document-statistic meta:table-count="1" meta:cell-count="66" meta:object-count="0"/>
    <meta:generator>LibreOffice/4.2.8.2$Linux_X86_64 LibreOffice_project/420m0$Build-2</meta:generator>
  </office:meta>
</office:document-meta>
</file>